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fo:font-size="12pt" fo:language="es" fo:country="ES" style:font-size-asian="12pt" style:font-name-complex="Times New Roman1" style:font-size-complex="12pt"/>
    </style:style>
    <style:style style:name="P3" style:family="paragraph" style:parent-style-name="Standard">
      <style:text-properties fo:language="es" fo:country="ES"/>
    </style:style>
    <style:style style:name="P4" style:family="paragraph" style:parent-style-name="Standard" style:master-page-name="Standard">
      <style:paragraph-properties style:page-number="auto"/>
      <style:text-properties style:font-name="Times New Roman" fo:font-size="12pt" fo:language="es" fo:country="ES"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s" fo:country="ES" style:font-size-asian="12pt" style:font-name-complex="Times New Roman1" style:font-size-complex="12pt"/>
    </style:style>
    <style:style style:name="T3" style:family="text">
      <style:text-properties style:font-name="Times New Roman" fo:font-size="12pt" fo:language="es" fo:country="ES" style:text-underline-style="solid" style:text-underline-width="auto" style:text-underline-color="font-color" style:font-size-asian="12pt" style:font-name-complex="Times New Roman1" style:font-size-complex="12pt"/>
    </style:style>
    <style:style style:name="T4" style:family="text">
      <style:text-properties style:font-name="Times New Roman" fo:font-size="12pt" fo:language="es" fo:country="ES" fo:font-style="italic" style:font-size-asian="12pt" style:font-style-asian="italic" style:font-name-complex="Times New Roman1" style:font-size-complex="12pt" style:font-style-complex="italic"/>
    </style:style>
    <style:style style:name="T5" style:family="text">
      <style:text-properties style:font-name="Times New Roman" fo:font-size="12pt" fo:language="es" fo:country="ES" fo:font-weight="bold" style:font-size-asian="12pt" style:font-weight-asian="bold" style:font-name-complex="Times New Roman1" style:font-size-complex="12pt" style:font-weight-complex="bold"/>
    </style:style>
    <style:style style:name="T6" style:family="text">
      <style:text-properties style:font-name="Times New Roman" fo:font-size="10pt" fo:language="es" fo:country="ES" fo:font-style="italic" style:font-size-asian="10pt" style:font-style-asian="italic" style:font-name-complex="Times New Roman1" style:font-size-complex="10pt" style:font-style-complex="italic"/>
    </style:style>
    <style:style style:name="T7" style:family="text">
      <style:text-properties fo:color="#00000a" style:font-name="Times New Roman" fo:font-size="12pt" fo:language="es" fo:country="ES"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text:span text:style-name="T3">Juán (serie de cartas intercambiadas entre Juan y su mujer):</text:span></text:p>
      <text:p text:style-name="Standard"><text:span text:style-name="T3">Carta 1 (Juán a su mujer) </text:span></text:p>
      <text:p text:style-name="Standard"><text:span text:style-name="T2">Campo de Septfonds, 22 de marzo de 1939.</text:span></text:p>
      <text:p text:style-name="Standard"><text:span text:style-name="T2">Mi querida esposa, </text:span></text:p>
      <text:p text:style-name="Standard"><text:span text:style-name="T2">Gracias a nuestro amigo Alfonso he podido saber de vosotras. Tiene un amigo que trabaja en las asignaciones de destinos y gracias a él nos hemos enterado de que estabais en este refugio de Marsella. <text:s/>Espero que estéis bien. Echo mucho de menos a Alejandra pero por nada del mundo quiero que me vea vivir en estas condiciones. Espero que vuestro alojamiento sea mejor que el nuestro de Septonds. Estoy en compañía de miles de otros españoles amontonados en unas barracas insalubres, todos desconcertados sin ninguna posibilidad de salida. A pesar de todo estoy bastante bien y en buena salud. Afortunadamente hay un espíritu de ayuda y un impulso de solidaridad entre todos, tengo algunos amigos e intentamos mantener la cabeza alta y no perder la esperanza.</text:span></text:p>
      <text:p text:style-name="Standard"><text:span text:style-name="T2">Estoy tan feliz saber que seguís juntas! Eso me va a ayudar mucho. Contéstame en cuanto recibas esta pequeña carta.</text:span></text:p>
      <text:p text:style-name="Standard"><text:span text:style-name="T4">Te quiero, Juán*. </text:span></text:p>
      <text:p text:style-name="Standard"><text:span text:style-name="T6">*En español en el texto original. </text:span></text:p>
      <text:p text:style-name="P3"/>
      <text:p text:style-name="Subtitle"><text:span text:style-name="T2">Carta 2 (Carmen a Juán):</text:span></text:p>
      <text:p text:style-name="Standard"><text:span text:style-name="T2">Refugio de Marsella, 30 de marzo de 1939. </text:span></text:p>
      <text:p text:style-name="Standard"><text:span text:style-name="T4">Hola mi amor*</text:span><text:span text:style-name="T2">, </text:span></text:p>
      <text:p text:style-name="Standard"><text:span text:style-name="T2">¡Estoy tan feliz de saber que estás bien! No te preocupes mi Amor, Alejandra y yo estamos bien. Después de nuestra separación en la frontera, hemos viajado durante dos días en un tren, ¡era interminable! Llegamos a Marsella en un campo seguramente idéntico al tuyo, pero aquí, las condiciones de vida no son las mismas. Somos un grupo de mujeres y de niños separados de los padres de familia; y a diferencia de vosotros, vivimos bien, en un lugar grande donde francesas se ocupan de nosotros especialmente cuando se trata de satisfacer las necesidades de niños de la primera infancia. ¡Los franceses no parecen tan terribles! Sin embargo echo de menos a España, echo de menos el calor del país, así como la comida típica de nuestra tierra. Aquí, está sosa y mal cocinada…</text:span></text:p>
      <text:p text:style-name="Standard"><text:span text:style-name="T2">María se ha convertido en una amiga y en una verdadera ayuda para mí, en esta difícil prueba. Cuando tengo que ir a ver personas para papeles administrativos, ella cuida de Alejandra, aunque ya tiene dos niños bajo su cuidado. Esta mujer es como una hermana para mí, es como si la conociera desde hace años. ¡¡¡Estoy tan feliz de hablar contigo!!! Dale las gracias a Alfonso de mi parte por haberte ayudado a encontrar mi dirección. Como las condiciones no son buenas, ¿necesitas que te envíe mantas o ropa para afrontar el frio? <text:s/></text:span></text:p>
      <text:p text:style-name="Standard"><text:span text:style-name="T2">Tu mujer que te quiere, Carmen. </text:span></text:p>
      <text:p text:style-name="P2"/>
      <text:p text:style-name="Subtitle"><text:soft-page-break/><text:span text:style-name="T2">Carta 3 (Juán a Carmen):</text:span></text:p>
      <text:p text:style-name="Standard"><text:span text:style-name="T2">Campo de Septfonds, el 5 de novembre de 1939.</text:span></text:p>
      <text:p text:style-name="Standard"><text:span text:style-name="T2">Mi amada, </text:span></text:p>
      <text:p text:style-name="Standard"><text:span text:style-name="T2">¡Como me anima tu carta! Tengo la impresión de que estás a mi lado cuando la leo… Estoy contento de que hayas podido volver a encontrar un equilibrio de vida con nuestra hija, me gustaría tanto poder estar con vosotras… Veo que la morriña no domina tu bondad y tu generosidad. Sí que me gustaría que me mandaras ropa y objetos calientes para que pueda sobrevivir a este calvario. Sin embargo, no estoy seguro de recibirlo todo…</text:span></text:p>
      <text:p text:style-name="Standard"><text:span text:style-name="T2">Poco a poco, consigo hacerme un hueco en este entorno hostil. Además, decidí apuntarme à la Compañía de Trabajadores Extranjeros para poder ganar un poco de dinero, pasar pruebas para al final salir de este nido de ratas. Rápidamente trabajé en el sector agrario, hasta que ayer recibí por parte de la compañía, una afectación para trabajar en la fábrica de pólvora de Toulouse. Según lo que dicen mis compañeros y Alfonso</text:span><text:bookmark text:name="_GoBack"/><text:span text:style-name="T2"> que me escribe desde allí, la vida es mejor, sobre todo en cuanto al confort de los alojamientos. Estoy impaciente, porque voy a poder volver a estar con mi amigo y salir de la miseria del campo. </text:span></text:p>
      <text:p text:style-name="Standard"><text:span text:style-name="T2">Desde que llegué, el flujo de entradas y de salidas en el campo continua sin parar. Hace dos meses, vimos llegar un grupo de jóvenes chicos de 14 a 18 años. En cuanto llegaron, me fijé en un joven con unos quince años que iba un poco desorientado. Parecía un animal muerto de hambre… Esta escena fue un electroshock para mí ¡porque ese chico podría ser nuestro hijo! Entonces me hice cargo de él antes de que me fuera y de forma simbólica, le regalé mi famosa cuchara para que pudiera conservar su dignidad de hombre. No obstante, ese “regalo” fue un detonante para él y cuando iba a trabajar al pueblo, su objetivo era traer todas las cucharas que pudiera para proporcionar una a cada interno. Esto creó entonces una especie de tráfico que mareaba a los guardias, ¡vaya desastre! Aunque mi salida hacia Toulouse es inminente, espero que este joven saldrá de esto y sabrá cuidar de sus compañeros menos espabilados…</text:span></text:p>
      <text:p text:style-name="Standard"><text:span text:style-name="T2">Te quiero Carmen, Juá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ff0000" fo:font-size="16pt" style:text-underline-style="solid" style:text-underline-width="auto" style:text-underline-color="font-color" style:font-size-asian="16pt" style:font-name-complex="F" style:font-size-complex="16pt"/>
    </style:style>
    <style:style style:name="Subtitle" style:family="paragraph" style:parent-style-name="Standard" style:next-style-name="Text_20_body" style:default-outline-level="" style:list-style-name="" style:class="chapter">
      <style:paragraph-properties fo:text-align="start" style:justify-single-word="false"/>
      <style:text-properties fo:font-size="14pt" fo:letter-spacing="0.026cm" fo:font-style="italic" style:text-underline-style="solid" style:text-underline-width="auto" style:text-underline-color="font-color" style:font-size-asian="14pt" style:font-style-asian="italic" style:font-name-complex="F" style:font-size-complex="14pt" style:font-style-complex="italic"/>
    </style:style>
    <style:style style:name="Default_20_Paragraph_20_Font" style:display-name="Default Paragraph Font" style:family="text"/>
    <style:style style:name="Titre_20_1_20_Car" style:display-name="Titre 1 Car" style:family="text" style:parent-style-name="Default_20_Paragraph_20_Font">
      <style:text-properties fo:color="#ff0000" fo:font-size="16pt" fo:language="fr" fo:country="FR" style:text-underline-style="solid" style:text-underline-width="auto" style:text-underline-color="font-color" style:font-size-asian="16pt" style:font-name-complex="F" style:font-size-complex="16pt"/>
    </style:style>
    <style:style style:name="Sous-titre_20_Car" style:display-name="Sous-titre Car" style:family="text" style:parent-style-name="Default_20_Paragraph_20_Font">
      <style:text-properties fo:letter-spacing="0.026cm" fo:language="fr" fo:country="FR" style:text-underline-style="solid" style:text-underline-width="auto" style:text-underline-color="font-color" style:font-name-complex="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 Laure Cazeaux</meta:initial-creator>
    <dc:creator>Marie AUBRY</dc:creator>
    <meta:editing-cycles>2</meta:editing-cycles>
    <meta:creation-date>2019-10-04T10:22:00</meta:creation-date>
    <dc:date>2019-12-11T10:51:18</dc:date>
    <meta:editing-duration>P0D</meta:editing-duration>
    <meta:generator>OpenOffice/4.1.3$Unix OpenOffice.org_project/413m1$Build-9783</meta:generator>
    <meta:document-statistic meta:table-count="0" meta:image-count="0" meta:object-count="0" meta:page-count="2" meta:paragraph-count="21" meta:word-count="802" meta:character-count="4548"/>
    <meta:user-defined meta:name="AppVersion">16.0000</meta:user-defined>
    <meta:user-defined meta:name="Company">Instituto Cervant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